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砂漠には危険な魔物が住み着いておるが、
何より注意すべきなのは水不足じゃ。</text:p>
          </table:table-cell>
          <table:table-cell table:number-columns-repeated="1023"/>
        </table:table-row>
        <table:table-row>
          <table:table-cell table:style-name="ce0" office:value-type="string">
            <text:p>砂漠における水不足は非常に危険じゃが、
何より注意すべきは、住み着いた魔物じゃ。</text:p>
          </table:table-cell>
          <table:table-cell table:number-columns-repeated="1023"/>
        </table:table-row>
        <table:table-row>
          <table:table-cell table:style-name="ce0" office:value-type="string">
            <text:p>お客さんぜんぜん来ないし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8+01:00</meta:creation-date>
    <dc:date>2019-11-03T17:42:4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